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GTEestiPro" svg:font-family="GTEestiPro, arial, sans-serif"/>
    <style:font-face style:name="SFMono-Regular" svg:font-family="SFMono-Regular, Consolas, 'Liberation Mono', Menlo, monospace"/>
    <style:font-face style:name="arial" svg:font-family="arial, sans-serif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8299in" style:rel-column-width="4166*"/>
    </style:style>
    <style:style style:name="Table1.B" style:family="table-column">
      <style:table-column-properties style:column-width="1.6563in" style:rel-column-width="2438*"/>
    </style:style>
    <style:style style:name="Table1.C" style:family="table-column">
      <style:table-column-properties style:column-width="2.2076in" style:rel-column-width="3250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7688in" fo:margin-left="-0.075in" table:align="left" style:writing-mode="lr-tb"/>
    </style:style>
    <style:style style:name="Table2.A" style:family="table-column">
      <style:table-column-properties style:column-width="2.9299in"/>
    </style:style>
    <style:style style:name="Table2.B" style:family="table-column">
      <style:table-column-properties style:column-width="1.6736in"/>
    </style:style>
    <style:style style:name="Table2.C" style:family="table-column">
      <style:table-column-properties style:column-width="2.165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3" style:family="table-row">
      <style:table-row-properties style:min-row-height="0.6944in" fo:keep-together="auto"/>
    </style:style>
    <style:style style:name="Table2.4" style:family="table-row">
      <style:table-row-properties style:min-row-height="3.3306in" fo:keep-together="auto"/>
    </style:style>
    <style:style style:name="Table2.5" style:family="table-row">
      <style:table-row-properties style:min-row-height="0.3813in" fo:keep-together="auto"/>
    </style:style>
    <style:style style:name="Table2.8" style:family="table-row">
      <style:table-row-properties style:min-row-height="0.3354in" fo:keep-together="auto"/>
    </style:style>
    <style:style style:name="Table2.9" style:family="table-row">
      <style:table-row-properties style:min-row-height="0.4264in" fo:keep-together="auto"/>
    </style:style>
    <style:style style:name="Table2.A9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2.B9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B10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3" style:family="table">
      <style:table-properties style:width="6.6931in" style:rel-width="100%" fo:margin-left="-0.075in" table:align="left" style:writing-mode="lr-tb"/>
    </style:style>
    <style:style style:name="Table3.A" style:family="table-column">
      <style:table-column-properties style:column-width="0.5889in" style:rel-column-width="867*"/>
    </style:style>
    <style:style style:name="Table3.B" style:family="table-column">
      <style:table-column-properties style:column-width="5.4146in" style:rel-column-width="7972*"/>
    </style:style>
    <style:style style:name="Table3.C" style:family="table-column">
      <style:table-column-properties style:column-width="0.6896in" style:rel-column-width="1015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/>
      <style:text-properties officeooo:paragraph-rsid="00249f06"/>
    </style:style>
    <style:style style:name="P5" style:family="paragraph" style:parent-style-name="Standard"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text-transform="uppercase" fo:font-size="14pt" fo:language="en" fo:country="US" fo:font-weight="bold" style:font-size-asian="14pt" style:font-weight-asian="bold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text-transform="uppercase" fo:font-size="14pt" fo:language="en" fo:country="US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line-height="150%"/>
      <style:text-properties fo:font-size="14pt" style:font-size-asian="14pt" style:font-size-complex="14pt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6" style:family="paragraph" style:parent-style-name="Standard">
      <style:paragraph-properties fo:line-height="150%" fo:text-align="center" style:justify-single-word="false" style:snap-to-layout-grid="false"/>
      <style:text-properties fo:font-size="14pt" style:font-size-asian="14pt" style:font-size-complex="14pt" style:font-weight-complex="bold"/>
    </style:style>
    <style:style style:name="P17" style:family="paragraph" style:parent-style-name="Standard">
      <style:paragraph-properties fo:line-height="150%" style:snap-to-layout-grid="false"/>
      <style:text-properties fo:font-size="14pt" fo:language="en" fo:country="US" style:font-size-asian="14pt" style:font-size-complex="14pt"/>
    </style:style>
    <style:style style:name="P18" style:family="paragraph" style:parent-style-name="Standard">
      <style:paragraph-properties fo:line-height="150%"/>
      <style:text-properties fo:color="#ff0000" fo:font-size="14pt" style:font-size-asian="14pt" style:font-size-complex="14pt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fo:color="#ff0000" fo:font-size="14pt" style:font-size-asian="14pt" style:font-size-complex="14pt" style:font-weight-complex="bold"/>
    </style:style>
    <style:style style:name="P20" style:family="paragraph" style:parent-style-name="Standard">
      <style:paragraph-properties fo:line-height="150%" fo:text-align="center" style:justify-single-word="false" style:snap-to-layout-grid="false"/>
      <style:text-properties fo:color="#ff0000" fo:font-size="14pt" style:font-size-asian="14pt" style:font-size-complex="14pt" style:font-weight-complex="bold"/>
    </style:style>
    <style:style style:name="P21" style:family="paragraph" style:parent-style-name="Standard">
      <style:paragraph-properties fo:line-height="150%" style:snap-to-layout-grid="false"/>
      <style:text-properties fo:color="#ff0000" fo:font-size="14pt" style:font-size-asian="14pt" style:font-size-complex="14pt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fo:color="#ff0000" fo:font-size="14pt" fo:language="en" fo:country="US" style:font-size-asian="14pt" style:font-size-complex="14pt" style:font-weight-complex="bold"/>
    </style:style>
    <style:style style:name="P23" style:family="paragraph" style:parent-style-name="Standard">
      <style:paragraph-properties fo:line-height="150%" fo:text-align="center" style:justify-single-word="false" style:snap-to-layout-grid="false"/>
      <style:text-properties fo:color="#ff0000" fo:font-size="14pt" fo:language="en" fo:country="US" style:font-size-asian="14pt" style:font-size-complex="14pt" style:font-weight-complex="bold"/>
    </style:style>
    <style:style style:name="P24" style:family="paragraph" style:parent-style-name="Standard">
      <style:text-properties fo:color="#ff0000" fo:font-size="14pt" fo:letter-spacing="-0.0016in" fo:language="en" fo:country="US" style:font-size-asian="14pt" style:font-size-complex="14pt"/>
    </style:style>
    <style:style style:name="P25" style:family="paragraph" style:parent-style-name="Standard">
      <style:text-properties fo:color="#ff0000" fo:font-size="14pt" fo:letter-spacing="-0.0016in" style:font-size-asian="14pt" style:font-size-complex="14pt"/>
    </style:style>
    <style:style style:name="P26" style:family="paragraph" style:parent-style-name="Standard">
      <style:paragraph-properties style:snap-to-layout-grid="false"/>
      <style:text-properties fo:color="#c9211e" fo:font-size="14pt" style:font-size-asian="14pt" style:font-size-complex="14pt"/>
    </style:style>
    <style:style style:name="P27" style:family="paragraph" style:parent-style-name="Standard">
      <style:text-properties fo:color="#000000" fo:font-size="14pt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officeooo:rsid="001df9aa" officeooo:paragraph-rsid="001df9aa" style:font-name-asian="Times New Roman" style:font-size-asian="14pt" style:font-name-complex="Times New Roman" style:font-size-complex="14pt" style:language-complex="ar" style:country-complex="SA"/>
    </style:style>
    <style:style style:name="P29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df9aa" officeooo:paragraph-rsid="0025e0f9" style:font-name-asian="Times New Roman" style:font-size-asian="14pt" style:font-name-complex="Times New Roman" style:font-size-complex="14pt" style:language-complex="ar" style:country-complex="SA"/>
    </style:style>
    <style:style style:name="P30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officeooo:rsid="00297396" officeooo:paragraph-rsid="00297396" style:font-name-asian="Times New Roman" style:font-size-asian="14pt" style:font-name-complex="Times New Roman" style:font-size-complex="14pt" style:language-complex="ar" style:country-complex="SA"/>
    </style:style>
    <style:style style:name="P31" style:family="paragraph" style:parent-style-name="Standard">
      <style:paragraph-properties fo:line-height="150%"/>
      <style:text-properties style:use-window-font-color="true" officeooo:paragraph-rsid="00249f06"/>
    </style:style>
    <style:style style:name="P32" style:family="paragraph" style:parent-style-name="Standard">
      <style:paragraph-properties fo:line-height="150%"/>
      <style:text-properties style:use-window-font-color="true" fo:font-size="14pt" fo:language="en" fo:country="US" style:font-size-asian="14pt" style:font-size-complex="14pt"/>
    </style:style>
    <style:style style:name="P33" style:family="paragraph" style:parent-style-name="Standard">
      <style:paragraph-properties style:snap-to-layout-grid="false"/>
      <style:text-properties style:use-window-font-color="true" fo:font-size="14pt" fo:language="en" fo:country="US" style:font-size-asian="14pt" style:font-size-complex="14pt"/>
    </style:style>
    <style:style style:name="P34" style:family="paragraph" style:parent-style-name="Standard">
      <style:text-properties style:use-window-font-color="true" fo:font-size="14pt" style:font-size-asian="14pt" style:font-size-complex="14pt"/>
    </style:style>
    <style:style style:name="P35" style:family="paragraph" style:parent-style-name="Standard">
      <style:paragraph-properties style:snap-to-layout-grid="false"/>
      <style:text-properties style:use-window-font-color="true" fo:font-size="14pt" style:font-size-asian="14pt" style:font-size-complex="14pt"/>
    </style:style>
    <style:style style:name="P36" style:family="paragraph" style:parent-style-name="Standard">
      <style:paragraph-properties fo:line-height="150%"/>
      <style:text-properties style:use-window-font-color="true" fo:font-size="14pt" style:font-size-asian="14pt" style:font-size-complex="14pt"/>
    </style:style>
    <style:style style:name="P37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text-transform="uppercase" fo:font-size="14pt" fo:font-weight="bold" style:font-size-asian="14pt" style:font-weight-asian="bold" style:font-size-complex="14pt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ff0000" fo:font-size="14pt" style:font-size-asian="14pt" style:font-size-complex="14pt"/>
    </style:style>
    <style:style style:name="P40" style:family="paragraph" style:parent-style-name="Standard">
      <style:paragraph-properties fo:margin-left="0in" fo:margin-right="0in" fo:text-indent="0.4925in" style:auto-text-indent="false"/>
      <style:text-properties fo:color="#ff0000" fo:font-size="14pt" fo:letter-spacing="-0.0016in" style:font-size-asian="14pt" style:font-size-complex="14pt"/>
    </style:style>
    <style:style style:name="P41" style:family="paragraph" style:parent-style-name="Standard">
      <style:paragraph-properties fo:margin-left="0in" fo:margin-right="0in" fo:line-height="150%" fo:text-indent="0.0984in" style:auto-text-indent="false"/>
      <style:text-properties fo:font-size="14pt" style:font-size-asian="14pt" style:font-size-complex="14pt" style:font-weight-complex="bold"/>
    </style:style>
    <style:style style:name="P42" style:family="paragraph" style:parent-style-name="Standard">
      <style:paragraph-properties fo:margin-left="0in" fo:margin-right="0in" fo:line-height="150%" fo:text-indent="0.0984in" style:auto-text-indent="false"/>
      <style:text-properties fo:font-size="14pt" fo:language="en" fo:country="US" style:font-size-asian="14pt" style:font-size-complex="14pt" style:font-weight-complex="bold"/>
    </style:style>
    <style:style style:name="P43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2">
      <style:text-properties style:use-window-font-color="true"/>
    </style:style>
    <style:style style:name="P46" style:family="paragraph" style:parent-style-name="Heading_20_2">
      <style:text-properties officeooo:paragraph-rsid="0036cc2c"/>
    </style:style>
    <style:style style:name="P47" style:family="paragraph" style:parent-style-name="Heading_20_2">
      <style:text-properties officeooo:paragraph-rsid="00383e23"/>
    </style:style>
    <style:style style:name="P48" style:family="paragraph" style:parent-style-name="Heading_20_2">
      <style:text-properties officeooo:rsid="003ee726" officeooo:paragraph-rsid="003ee726"/>
    </style:style>
    <style:style style:name="P49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5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fo:font-size="14pt" style:font-size-asian="14pt" style:font-size-complex="14pt"/>
    </style:style>
    <style:style style:name="P51" style:family="paragraph" style:parent-style-name="Standard">
      <style:paragraph-properties fo:line-height="150%"/>
      <style:text-properties style:use-window-font-color="true" fo:font-size="10pt" style:font-size-asian="10pt" style:font-size-complex="14pt"/>
    </style:style>
    <style:style style:name="P52" style:family="paragraph" style:parent-style-name="Times14_5f_РИО2">
      <style:text-properties officeooo:rsid="003190d0" officeooo:paragraph-rsid="003190d0"/>
    </style:style>
    <style:style style:name="P53" style:family="paragraph" style:parent-style-name="Times14_5f_РИО2" style:list-style-name="L2">
      <style:text-properties officeooo:rsid="0032fd97" officeooo:paragraph-rsid="0032fd97"/>
    </style:style>
    <style:style style:name="P54" style:family="paragraph" style:parent-style-name="Times14_5f_РИО2">
      <style:text-properties officeooo:rsid="0034eb84" officeooo:paragraph-rsid="0034eb84"/>
    </style:style>
    <style:style style:name="P55" style:family="paragraph" style:parent-style-name="Times14_5f_РИО2">
      <style:text-properties officeooo:paragraph-rsid="0034eb84"/>
    </style:style>
    <style:style style:name="P56" style:family="paragraph" style:parent-style-name="Times14_5f_РИО2" style:list-style-name="L3">
      <style:text-properties officeooo:rsid="00356fe7" officeooo:paragraph-rsid="00356fe7"/>
    </style:style>
    <style:style style:name="P57" style:family="paragraph" style:parent-style-name="Times14_5f_РИО2" style:list-style-name="L3">
      <style:text-properties officeooo:paragraph-rsid="00356fe7"/>
    </style:style>
    <style:style style:name="P58" style:family="paragraph" style:parent-style-name="Times14_5f_РИО2">
      <style:text-properties officeooo:rsid="003ee726" officeooo:paragraph-rsid="003ee726"/>
    </style:style>
    <style:style style:name="P59" style:family="paragraph" style:parent-style-name="Times14_5f_РИО2">
      <style:text-properties officeooo:rsid="0040dc25" officeooo:paragraph-rsid="0040dc25"/>
    </style:style>
    <style:style style:name="P60" style:family="paragraph" style:parent-style-name="Times14_5f_РИО2" style:list-style-name="L4"/>
    <style:style style:name="P61" style:family="paragraph" style:parent-style-name="Times14_5f_РИО2" style:list-style-name="L4">
      <style:text-properties officeooo:paragraph-rsid="00430d26"/>
    </style:style>
    <style:style style:name="P62" style:family="paragraph" style:parent-style-name="Times14_5f_РИО2">
      <style:text-properties officeooo:rsid="0045c556" officeooo:paragraph-rsid="0045c556"/>
    </style:style>
    <style:style style:name="P63" style:family="paragraph" style:parent-style-name="Times14_5f_РИО2">
      <style:text-properties officeooo:paragraph-rsid="0045c556"/>
    </style:style>
    <style:style style:name="P64" style:family="paragraph" style:parent-style-name="Times14_5f_РИО2">
      <style:paragraph-properties fo:margin-left="0in" fo:margin-right="0in" fo:text-indent="0in" style:auto-text-indent="false"/>
      <style:text-properties officeooo:rsid="003097d7" officeooo:paragraph-rsid="003097d7"/>
    </style:style>
    <style:style style:name="P65" style:family="paragraph" style:parent-style-name="Код">
      <style:text-properties officeooo:paragraph-rsid="003190d0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text-transform="uppercase" style:use-window-font-color="true" style:font-name="Times New Roman" fo:font-size="14pt" fo:letter-spacing="0.0035in" fo:language="none" fo:country="none" fo:font-weight="bold" officeooo:rsid="001d9e7f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officeooo:rsid="00249f06" style:font-size-asian="14pt" style:font-size-complex="14pt"/>
    </style:style>
    <style:style style:name="T7" style:family="text">
      <style:text-properties fo:font-size="14pt" officeooo:rsid="0025e0f9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size="14pt" fo:language="en" fo:country="US" style:font-size-asian="14pt" style:font-size-complex="14pt" style:font-weight-complex="bold"/>
    </style:style>
    <style:style style:name="T12" style:family="text">
      <style:text-properties fo:font-variant="normal" fo:text-transform="none" fo:font-size="14pt" style:font-size-asian="14pt" style:font-size-complex="14pt"/>
    </style:style>
    <style:style style:name="T13" style:family="text">
      <style:text-properties fo:font-variant="normal" fo:text-transform="none" style:use-window-font-color="true" style:font-name="Times New Roman" fo:font-size="14pt" fo:letter-spacing="0.0035in" fo:language="ru" fo:country="RU" fo:font-weight="bold" officeooo:rsid="001df9aa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4" style:family="text">
      <style:text-properties fo:font-variant="normal" fo:text-transform="none" style:use-window-font-color="true" style:font-name="Times New Roman" fo:font-size="14pt" fo:letter-spacing="0.0035in" fo:language="ru" fo:country="RU" fo:font-weight="bold" officeooo:rsid="002ab102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5" style:family="text">
      <style:text-properties fo:color="#ff0000" fo:font-size="14pt" style:font-size-asian="14pt" style:font-size-complex="14pt"/>
    </style:style>
    <style:style style:name="T16" style:family="text">
      <style:text-properties fo:color="#000000" fo:font-size="14pt" style:font-size-asian="14pt" style:font-size-complex="14pt"/>
    </style:style>
    <style:style style:name="T17" style:family="text">
      <style:text-properties fo:color="#000000" fo:font-size="14pt" fo:language="en" fo:country="US" style:font-size-asian="14pt" style:font-size-complex="14pt"/>
    </style:style>
    <style:style style:name="T18" style:family="text">
      <style:text-properties fo:color="#000000" style:font-name="Times New Roman" fo:font-size="14pt" fo:language="en" fo:country="US" officeooo:rsid="001dd6e1" style:font-name-asian="Times New Roman" style:font-size-asian="14pt" style:font-name-complex="Times New Roman" style:font-size-complex="14pt" style:language-complex="ar" style:country-complex="SA"/>
    </style:style>
    <style:style style:name="T19" style:family="text">
      <style:text-properties fo:color="#000000" style:font-name="Times New Roman" fo:font-size="14pt" fo:language="en" fo:country="US" officeooo:rsid="001df9aa" style:font-name-asian="Times New Roman" style:font-size-asian="14pt" style:font-name-complex="Times New Roman" style:font-size-complex="14pt" style:language-complex="ar" style:country-complex="SA"/>
    </style:style>
    <style:style style:name="T20" style:family="text">
      <style:text-properties fo:color="#000000" style:font-name="Times New Roman" fo:font-size="14pt" fo:language="ru" fo:country="RU" officeooo:rsid="001dd6e1" style:font-name-asian="Times New Roman" style:font-size-asian="14pt" style:font-name-complex="Times New Roman" style:font-size-complex="14pt" style:language-complex="ar" style:country-complex="SA"/>
    </style:style>
    <style:style style:name="T21" style:family="text">
      <style:text-properties fo:color="#000000" style:font-name="Times New Roman" fo:font-size="14pt" fo:language="ru" fo:country="RU" officeooo:rsid="001df9aa" style:font-name-asian="Times New Roman" style:font-size-asian="14pt" style:font-name-complex="Times New Roman" style:font-size-complex="14pt" style:language-complex="ar" style:country-complex="SA"/>
    </style:style>
    <style:style style:name="T22" style:family="text">
      <style:text-properties style:use-window-font-color="true" fo:font-size="14pt" officeooo:rsid="0026a5e0" style:font-size-asian="14pt" style:font-size-complex="14pt"/>
    </style:style>
    <style:style style:name="T23" style:family="text">
      <style:text-properties style:use-window-font-color="true" fo:font-size="14pt" officeooo:rsid="00274e9d" style:font-size-asian="14pt" style:font-size-complex="14pt"/>
    </style:style>
    <style:style style:name="T24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25" style:family="text">
      <style:text-properties style:use-window-font-color="true" fo:font-size="14pt" fo:font-weight="bold" officeooo:rsid="00383e23" style:font-size-asian="14pt" style:font-weight-asian="bold" style:font-size-complex="14pt" style:font-weight-complex="bold"/>
    </style:style>
    <style:style style:name="T26" style:family="text">
      <style:text-properties style:use-window-font-color="true" fo:font-size="14pt" fo:language="en" fo:country="US" fo:font-weight="bold" style:font-size-asian="14pt" style:font-weight-asian="bold" style:font-size-complex="14pt" style:font-weight-complex="bold"/>
    </style:style>
    <style:style style:name="T27" style:family="text">
      <style:text-properties style:use-window-font-color="true" fo:font-size="14pt" fo:language="en" fo:country="US" fo:font-weight="bold" officeooo:rsid="003097d7" style:font-size-asian="14pt" style:font-weight-asian="bold" style:font-size-complex="14pt" style:font-weight-complex="bold"/>
    </style:style>
    <style:style style:name="T28" style:family="text">
      <style:text-properties style:use-window-font-color="true" fo:font-size="14pt" fo:language="ru" fo:country="RU" fo:font-weight="bold" officeooo:rsid="003097d7" style:font-size-asian="14pt" style:font-weight-asian="bold" style:font-size-complex="14pt" style:language-complex="ar" style:country-complex="SA" style:font-weight-complex="bold"/>
    </style:style>
    <style:style style:name="T29" style:family="text">
      <style:text-properties style:use-window-font-color="true" style:font-name="Times New Roman" fo:font-size="14pt" fo:language="ru" fo:country="RU" officeooo:rsid="0020a74c" style:font-name-asian="Times New Roman" style:font-size-asian="14pt" style:font-name-complex="Times New Roman" style:font-size-complex="14pt" style:language-complex="ar" style:country-complex="SA"/>
    </style:style>
    <style:style style:name="T30" style:family="text">
      <style:text-properties style:use-window-font-color="true" style:font-name="Times New Roman" fo:font-size="14pt" fo:language="ru" fo:country="RU" officeooo:rsid="00227b23" style:font-name-asian="Times New Roman" style:font-size-asian="14pt" style:font-name-complex="Times New Roman" style:font-size-complex="14pt" style:language-complex="ar" style:country-complex="SA"/>
    </style:style>
    <style:style style:name="T31" style:family="text">
      <style:text-properties style:use-window-font-color="true" style:font-name="Times New Roman" fo:font-size="14pt" fo:language="ru" fo:country="RU" officeooo:rsid="00274e9d" style:font-name-asian="Times New Roman" style:font-size-asian="14pt" style:font-name-complex="Times New Roman" style:font-size-complex="14pt" style:language-complex="ar" style:country-complex="SA"/>
    </style:style>
    <style:style style:name="T32" style:family="text">
      <style:text-properties style:use-window-font-color="true" style:font-name="Times New Roman" fo:font-size="14pt" fo:language="none" fo:country="none" style:font-name-asian="Times New Roman" style:font-size-asian="14pt" style:font-name-complex="Times New Roman" style:font-size-complex="14pt" style:language-complex="ar" style:country-complex="SA"/>
    </style:style>
    <style:style style:name="T33" style:family="text">
      <style:text-properties style:use-window-font-color="true" style:font-name="Times New Roman" fo:font-size="14pt" fo:language="none" fo:country="none" officeooo:rsid="0034eb84" style:font-name-asian="Times New Roman" style:font-size-asian="14pt" style:font-name-complex="Times New Roman" style:font-size-complex="14pt" style:language-complex="ar" style:country-complex="SA"/>
    </style:style>
    <style:style style:name="T34" style:family="text">
      <style:text-properties style:use-window-font-color="true" style:font-name="Times New Roman" fo:font-size="14pt" fo:language="none" fo:country="none" officeooo:rsid="00356fe7" style:font-name-asian="Times New Roman" style:font-size-asian="14pt" style:font-name-complex="Times New Roman" style:font-size-complex="14pt" style:language-complex="ar" style:country-complex="SA"/>
    </style:style>
    <style:style style:name="T35" style:family="text">
      <style:text-properties style:use-window-font-color="true" style:font-name="Times New Roman" fo:font-size="14pt" fo:language="none" fo:country="none" officeooo:rsid="00365393" style:font-name-asian="Times New Roman" style:font-size-asian="14pt" style:font-name-complex="Times New Roman" style:font-size-complex="14pt" style:language-complex="ar" style:country-complex="SA"/>
    </style:style>
    <style:style style:name="T36" style:family="text">
      <style:text-properties style:use-window-font-color="true" style:font-name="Times New Roman" fo:font-size="14pt" fo:language="none" fo:country="none" officeooo:rsid="0045c556" style:font-name-asian="Times New Roman" style:font-size-asian="14pt" style:font-name-complex="Times New Roman" style:font-size-complex="14pt" style:language-complex="ar" style:country-complex="SA"/>
    </style:style>
    <style:style style:name="T37" style:family="text">
      <style:text-properties style:use-window-font-color="true" style:font-name="Times New Roman" fo:font-size="14pt" fo:language="none" fo:country="none" fo:font-weight="bold" officeooo:rsid="003097d7" style:font-name-asian="Calibri" style:font-size-asian="14pt" style:font-weight-asian="bold" style:font-name-complex="Cambria" style:font-size-complex="14pt" style:language-complex="ar" style:country-complex="SA" style:font-weight-complex="bold"/>
    </style:style>
    <style:style style:name="T38" style:family="text">
      <style:text-properties style:use-window-font-color="true" style:font-name="Times New Roman" fo:font-size="14pt" fo:language="none" fo:country="none" fo:font-weight="bold" officeooo:rsid="0036cc2c" style:font-name-asian="Calibri" style:font-size-asian="14pt" style:font-weight-asian="bold" style:font-name-complex="Cambria" style:font-size-complex="14pt" style:language-complex="ar" style:country-complex="SA" style:font-weight-complex="bold"/>
    </style:style>
    <style:style style:name="T39" style:family="text">
      <style:text-properties style:use-window-font-color="true" style:font-name="Times New Roman" fo:font-size="14pt" fo:language="none" fo:country="none" fo:font-weight="bold" officeooo:rsid="00383e23" style:font-name-asian="Calibri" style:font-size-asian="14pt" style:font-weight-asian="bold" style:font-name-complex="Cambria" style:font-size-complex="14pt" style:language-complex="ar" style:country-complex="SA" style:font-weight-complex="bold"/>
    </style:style>
    <style:style style:name="T40" style:family="text">
      <style:text-properties style:use-window-font-color="true" style:font-name="Times New Roman" fo:font-size="14pt" fo:language="none" fo:country="none" fo:font-weight="bold" officeooo:rsid="003ee726" style:font-name-asian="Calibri" style:font-size-asian="14pt" style:font-weight-asian="bold" style:font-name-complex="Cambria" style:font-size-complex="14pt" style:language-complex="ar" style:country-complex="SA" style:font-weight-complex="bold"/>
    </style:style>
    <style:style style:name="T41" style:family="text">
      <style:text-properties officeooo:rsid="002b8244"/>
    </style:style>
    <style:style style:name="T42" style:family="text">
      <style:text-properties officeooo:rsid="002d1d8d"/>
    </style:style>
    <style:style style:name="T43" style:family="text">
      <style:text-properties officeooo:rsid="003097d7"/>
    </style:style>
    <style:style style:name="T44" style:family="text">
      <style:text-properties officeooo:rsid="003190d0"/>
    </style:style>
    <style:style style:name="T45" style:family="text">
      <style:text-properties officeooo:rsid="0033d399"/>
    </style:style>
    <style:style style:name="T46" style:family="text">
      <style:text-properties officeooo:rsid="0034eb84"/>
    </style:style>
    <style:style style:name="T47" style:family="text">
      <style:text-properties officeooo:rsid="00356fe7"/>
    </style:style>
    <style:style style:name="T48" style:family="text">
      <style:text-properties officeooo:rsid="00365393"/>
    </style:style>
    <style:style style:name="T49" style:family="text">
      <style:text-properties officeooo:rsid="003e82ed"/>
    </style:style>
    <style:style style:name="T50" style:family="text">
      <style:text-properties officeooo:rsid="004261cf"/>
    </style:style>
    <style:style style:name="T51" style:family="text">
      <style:text-properties officeooo:rsid="00430d26"/>
    </style:style>
    <style:style style:name="T52" style:family="text">
      <style:text-properties officeooo:rsid="0045c55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МИНОБРНАУКИ РОССИИ</text:p>
      <text:p text:style-name="P6">Санкт-Петербургский государственный</text:p>
      <text:p text:style-name="P6">электротехнический университет </text:p>
      <text:p text:style-name="P6">«ЛЭТИ» им. В.И. Ульянова (Ленина)</text:p>
      <text:p text:style-name="P10">Кафедра МО ЭВМ</text:p>
      <text:p text:style-name="P10"/>
      <text:p text:style-name="P13"/>
      <text:p text:style-name="P13"/>
      <text:p text:style-name="P13"/>
      <text:p text:style-name="P13"/>
      <text:p text:style-name="P13"/>
      <text:p text:style-name="P43"><text:span text:style-name="Название_20_книги"><text:span text:style-name="T2">отч</text:span></text:span><text:span text:style-name="Название_20_книги"><text:span text:style-name="T3">ё</text:span></text:span><text:span text:style-name="Название_20_книги"><text:span text:style-name="T2">т</text:span></text:span></text:p>
      <text:p text:style-name="P10">по учебной практике</text:p>
      <text:p text:style-name="P3"><text:span text:style-name="Название_20_книги"><text:span text:style-name="T12">Тема: </text:span></text:span><text:span text:style-name="Название_20_книги"><text:span text:style-name="T13"><text:s/></text:span></text:span><text:span text:style-name="Название_20_книги"><text:span text:style-name="T14">Копатель оффлайн</text:span></text:span></text:p>
      <text:p text:style-name="P13"/>
      <text:p text:style-name="P13"/>
      <text:p text:style-name="P13"/>
      <text:p text:style-name="P13"/>
      <text:p text:style-name="P13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16">Студент гр. </text:span><text:span text:style-name="T18">83</text:span><text:span text:style-name="T19">81</text:span></text:p>
          </table:table-cell>
          <table:table-cell table:style-name="Table1.B1" office:value-type="string">
            <text:p text:style-name="P26"/>
          </table:table-cell>
          <table:table-cell table:style-name="Table1.A1" office:value-type="string">
            <text:p text:style-name="P28">Почаев Н.А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6">Студентка гр. </text:span><text:span text:style-name="T17">8</text:span><text:span text:style-name="T16">3</text:span><text:span text:style-name="T20">81</text:span></text:p>
          </table:table-cell>
          <table:table-cell table:style-name="Table1.B2" office:value-type="string">
            <text:p text:style-name="P26"/>
          </table:table-cell>
          <table:table-cell table:style-name="Table1.A1" office:value-type="string">
            <text:p text:style-name="P28">Лисок М.А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6">Студент гр. </text:span><text:span text:style-name="T17">8</text:span><text:span text:style-name="T16">3</text:span><text:span text:style-name="T20">81</text:span></text:p>
          </table:table-cell>
          <table:table-cell table:style-name="Table1.B2" office:value-type="string">
            <text:p text:style-name="P26"/>
          </table:table-cell>
          <table:table-cell table:style-name="Table1.A1" office:value-type="string">
            <text:p text:style-name="P28">Перелыгин Д.С.</text:p>
          </table:table-cell>
        </table:table-row>
        <table:table-row table:style-name="Table1.1">
          <table:table-cell table:style-name="Table1.A1" office:value-type="string">
            <text:p text:style-name="P27">Руководитель</text:p>
          </table:table-cell>
          <table:table-cell table:style-name="Table1.B2" office:value-type="string">
            <text:p text:style-name="P26"/>
          </table:table-cell>
          <table:table-cell table:style-name="Table1.A1" office:value-type="string">
            <text:p text:style-name="P30">Фирсов М.А.</text:p>
          </table:table-cell>
        </table:table-row>
      </table:table>
      <text:p text:style-name="P15"/>
      <text:p text:style-name="P15"/>
      <text:p text:style-name="P15">Санкт-Петербург</text:p>
      <text:p text:style-name="P3"><text:span text:style-name="T5">20</text:span><text:span text:style-name="T11">20</text:span></text:p>
      <text:p text:style-name="P37">ЗАДАНИЕ</text:p>
      <text:p text:style-name="P6">на учебную практику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31"><text:span text:style-name="T4">Студент </text:span><text:span text:style-name="T21">Почаев Н.А.</text:span><text:span text:style-name="T4"> группы 83</text:span><text:span text:style-name="T6">81</text:span>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3" office:value-type="string">
            <text:p text:style-name="P4"><text:span text:style-name="T4">Студент</text:span><text:span text:style-name="T7">ка</text:span><text:span text:style-name="T4"> </text:span><text:span text:style-name="T21">Лисок М.А. </text:span><text:span text:style-name="T4">группы 83</text:span><text:span text:style-name="T6">81</text:span>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3" office:value-type="string">
            <text:p text:style-name="P31"><text:span text:style-name="T4">Студент </text:span><text:span text:style-name="T21">Перелыгин Д.С.</text:span><text:span text:style-name="T4"> группы 83</text:span><text:span text:style-name="T6">81</text:span></text:p>
            <text:p text:style-name="P36">Тема практики: <text:span text:style-name="T41">п</text:span>рименение алгоритмы Дейкстры для поиска кратчайшего пути на 2D карте в контексте <text:span text:style-name="T42">задачи</text:span></text:p>
            <text:p text:style-name="P32"/>
          </table:table-cell>
          <table:covered-table-cell/>
          <table:covered-table-cell/>
        </table:table-row>
        <table:table-row table:style-name="Table2.4">
          <table:table-cell table:style-name="Table2.A1" table:number-columns-spanned="3" office:value-type="string">
            <text:p text:style-name="P12">Задание на практику:</text:p>
            <text:p text:style-name="P12">Командная итеративная разработка визуализатора алгоритма(ов) на Java с графическим интерфейсом.</text:p>
            <text:p text:style-name="P2"><text:span text:style-name="T4">Алгоритм:</text:span><text:span text:style-name="T15"> </text:span><text:span text:style-name="T29">алгоритм </text:span><text:span text:style-name="T30">Д</text:span><text:span text:style-name="T29">ейкстры</text:span><text:span text:style-name="T4">.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2"><text:span text:style-name="T4">Сроки прохождения практики: </text:span><text:span text:style-name="T10">29</text:span><text:span text:style-name="T4">.0</text:span><text:span text:style-name="T10">6</text:span><text:span text:style-name="T4">.20</text:span><text:span text:style-name="T10">20</text:span><text:span text:style-name="T4"> – </text:span><text:span text:style-name="T10">12</text:span><text:span text:style-name="T4">.07.20</text:span><text:span text:style-name="T10">20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2"><text:span text:style-name="T4">Дата сдачи отчета: </text:span><text:span text:style-name="T15">00</text:span><text:span text:style-name="T4">.</text:span><text:span text:style-name="T10">07</text:span><text:span text:style-name="T4">.20</text:span><text:span text:style-name="T10">20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2"><text:span text:style-name="T4">Дата защиты отчета: </text:span><text:span text:style-name="T15">00</text:span><text:span text:style-name="T4">.</text:span><text:span text:style-name="T10">07</text:span><text:span text:style-name="T4">.20</text:span><text:span text:style-name="T10">20</text:span></text:p>
          </table:table-cell>
          <table:covered-table-cell/>
          <table:covered-table-cell/>
        </table:table-row>
        <table:table-row table:style-name="Table2.8">
          <table:table-cell table:style-name="Table2.A1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P34">Студент</text:p>
          </table:table-cell>
          <table:table-cell table:style-name="Table2.B9" office:value-type="string">
            <text:p text:style-name="P33"/>
          </table:table-cell>
          <table:table-cell table:style-name="Table2.A9" office:value-type="string">
            <text:p text:style-name="P29">Почаев Н.А.</text:p>
          </table:table-cell>
        </table:table-row>
        <table:table-row table:style-name="Table2.9">
          <table:table-cell table:style-name="Table2.A9" office:value-type="string">
            <text:p text:style-name="P34">Студентка</text:p>
          </table:table-cell>
          <table:table-cell table:style-name="Table2.B10" office:value-type="string">
            <text:p text:style-name="P35"/>
          </table:table-cell>
          <table:table-cell table:style-name="Table2.A9" office:value-type="string">
            <text:p text:style-name="P29">Лисок М.А.</text:p>
          </table:table-cell>
        </table:table-row>
        <table:table-row table:style-name="Table2.9">
          <table:table-cell table:style-name="Table2.A9" office:value-type="string">
            <text:p text:style-name="P34">Студент</text:p>
          </table:table-cell>
          <table:table-cell table:style-name="Table2.B10" office:value-type="string">
            <text:p text:style-name="P35"/>
          </table:table-cell>
          <table:table-cell table:style-name="Table2.A9" office:value-type="string">
            <text:p text:style-name="P29">Перелыгин Д.С.</text:p>
          </table:table-cell>
        </table:table-row>
        <table:table-row table:style-name="Table2.9">
          <table:table-cell table:style-name="Table2.A9" office:value-type="string">
            <text:p text:style-name="P34">Руководитель</text:p>
          </table:table-cell>
          <table:table-cell table:style-name="Table2.B10" office:value-type="string">
            <text:p text:style-name="P35"/>
          </table:table-cell>
          <table:table-cell table:style-name="Table2.A9" office:value-type="string">
            <text:p text:style-name="P30">Фирсов М.А.</text:p>
          </table:table-cell>
        </table:table-row>
      </table:table>
      <text:p text:style-name="P8"/>
      <text:p text:style-name="P37">Аннотация</text:p>
      <text:p text:style-name="P38"/>
      <text:p text:style-name="Times14_5f_РИО2"><text:span text:style-name="T22">Целью выполнения данной работы является практическое применения алгоритмы Дейкстры. Созданная программа </text:span><text:span text:style-name="T23">выполняет визуализацию двумерной карты, состоящей из блоков разных типов - руды, выделенные типы которых образуют зоны с 0-ой стоимостью прохода — жила, когда проход по основной руде образует стоимость рёбер между жилами. </text:span><text:span text:style-name="T31">Задачей</text:span><text:span text:style-name="T23"> является нахождение оптимального </text:span><text:span text:style-name="T31">пути</text:span><text:span text:style-name="T23"> персонажа с поверхности (точка </text:span><text:span text:style-name="T23"><draw:frame draw:style-name="fr1" draw:name="Объект1" text:anchor-type="as-char" svg:y="-0.152in" svg:width="0.4173in" svg:height="0.2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3">) до случайно сгенерированной точки на нижнем уровне — портала.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9">Summary</text:p>
      <text:p text:style-name="P9"/>
      <text:p text:style-name="Times14_5f_РИО2">The purpose of this work is a practical application of the Dijkstra algorithm. Created the program performs visualization of two-dimensional maps consisting of different ore types selected which form a zone with a 0-th cost of passage — lived when a pass is on the main ore forms the cost of edges between cores. The task is to find the optimal path of the character from the surface (point) to a randomly generated point on the lower level — the portal.</text:p>
      <text:p text:style-name="P24"/>
      <text:p text:style-name="P37">содержание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4">Введение</text:p>
          </table:table-cell>
          <table:table-cell table:style-name="Table3.A1" office:value-type="string">
            <text:p text:style-name="P15">5</text:p>
          </table:table-cell>
        </table:table-row>
        <table:table-row table:style-name="Table3.1">
          <table:table-cell table:style-name="Table3.A1" office:value-type="string">
            <text:p text:style-name="P14">1.</text:p>
          </table:table-cell>
          <table:table-cell table:style-name="Table3.A1" office:value-type="string">
            <text:p text:style-name="P18">Требования к программе</text:p>
          </table:table-cell>
          <table:table-cell table:style-name="Table3.A1" office:value-type="string">
            <text:p text:style-name="P15">6</text:p>
          </table:table-cell>
        </table:table-row>
        <table:table-row table:style-name="Table3.1">
          <table:table-cell table:style-name="Table3.A1" office:value-type="string">
            <text:p text:style-name="P41">1.1.</text:p>
          </table:table-cell>
          <table:table-cell table:style-name="Table3.A1" office:value-type="string">
            <text:p text:style-name="P18">Исходные требования к программе*</text:p>
          </table:table-cell>
          <table:table-cell table:style-name="Table3.A1" office:value-type="string">
            <text:p text:style-name="P22">0</text:p>
          </table:table-cell>
        </table:table-row>
        <table:table-row table:style-name="Table3.1">
          <table:table-cell table:style-name="Table3.A1" office:value-type="string">
            <text:p text:style-name="P41">1.2.</text:p>
          </table:table-cell>
          <table:table-cell table:style-name="Table3.A1" office:value-type="string">
            <text:p text:style-name="P18">Уточнение требований после сдачи прототипа</text:p>
          </table:table-cell>
          <table:table-cell table:style-name="Table3.A1" office:value-type="string">
            <text:p text:style-name="P19">0</text:p>
          </table:table-cell>
        </table:table-row>
        <table:table-row table:style-name="Table3.1">
          <table:table-cell table:style-name="Table3.A1" office:value-type="string">
            <text:p text:style-name="P41">1.3.</text:p>
            <text:p text:style-name="P42">1.4</text:p>
          </table:table-cell>
          <table:table-cell table:style-name="Table3.A1" office:value-type="string">
            <text:p text:style-name="P18">Уточнение требований после сдачи 1-ой версии</text:p>
            <text:p text:style-name="P18">Уточнение требований после сдачи 2-ой версии</text:p>
          </table:table-cell>
          <table:table-cell table:style-name="Table3.A1" office:value-type="string">
            <text:p text:style-name="P19">0</text:p>
            <text:p text:style-name="P22">0</text:p>
          </table:table-cell>
        </table:table-row>
        <table:table-row table:style-name="Table3.1">
          <table:table-cell table:style-name="Table3.A1" office:value-type="string">
            <text:p text:style-name="P14">2.</text:p>
          </table:table-cell>
          <table:table-cell table:style-name="Table3.A1" office:value-type="string">
            <text:p text:style-name="P14">План разработки и распределение ролей в бригаде</text:p>
          </table:table-cell>
          <table:table-cell table:style-name="Table3.A1" office:value-type="string">
            <text:p text:style-name="P22">0</text:p>
          </table:table-cell>
        </table:table-row>
        <table:table-row table:style-name="Table3.1">
          <table:table-cell table:style-name="Table3.A1" office:value-type="string">
            <text:p text:style-name="P41">2.1.</text:p>
          </table:table-cell>
          <table:table-cell table:style-name="Table3.A1" office:value-type="string">
            <text:p text:style-name="P14">План разработки</text:p>
          </table:table-cell>
          <table:table-cell table:style-name="Table3.A1" office:value-type="string">
            <text:p text:style-name="P22">0</text:p>
          </table:table-cell>
        </table:table-row>
        <table:table-row table:style-name="Table3.1">
          <table:table-cell table:style-name="Table3.A1" office:value-type="string">
            <text:p text:style-name="P41">2.2.</text:p>
          </table:table-cell>
          <table:table-cell table:style-name="Table3.A1" office:value-type="string">
            <text:p text:style-name="P14">Распределение ролей в бригаде</text:p>
          </table:table-cell>
          <table:table-cell table:style-name="Table3.A1" office:value-type="string">
            <text:p text:style-name="P19">0</text:p>
          </table:table-cell>
        </table:table-row>
        <table:table-row table:style-name="Table3.1">
          <table:table-cell table:style-name="Table3.A1" office:value-type="string">
            <text:p text:style-name="P14">3.</text:p>
          </table:table-cell>
          <table:table-cell table:style-name="Table3.A1" office:value-type="string">
            <text:p text:style-name="P18">Особенности реализации</text:p>
          </table:table-cell>
          <table:table-cell table:style-name="Table3.A1" office:value-type="string">
            <text:p text:style-name="P22">0</text:p>
          </table:table-cell>
        </table:table-row>
        <table:table-row table:style-name="Table3.1">
          <table:table-cell table:style-name="Table3.A1" office:value-type="string">
            <text:p text:style-name="P41">3.1.</text:p>
          </table:table-cell>
          <table:table-cell table:style-name="Table3.A1" office:value-type="string">
            <text:p text:style-name="P18">Структуры данных</text:p>
          </table:table-cell>
          <table:table-cell table:style-name="Table3.A1" office:value-type="string">
            <text:p text:style-name="P22">0</text:p>
          </table:table-cell>
        </table:table-row>
        <table:table-row table:style-name="Table3.1">
          <table:table-cell table:style-name="Table3.A1" office:value-type="string">
            <text:p text:style-name="P41">3.2.</text:p>
          </table:table-cell>
          <table:table-cell table:style-name="Table3.A1" office:value-type="string">
            <text:p text:style-name="P18">Основные методы</text:p>
          </table:table-cell>
          <table:table-cell table:style-name="Table3.A1" office:value-type="string">
            <text:p text:style-name="P19">0</text:p>
          </table:table-cell>
        </table:table-row>
        <table:table-row table:style-name="Table3.1">
          <table:table-cell table:style-name="Table3.A1" office:value-type="string">
            <text:p text:style-name="P41">3.3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9">0</text:p>
          </table:table-cell>
        </table:table-row>
        <table:table-row table:style-name="Table3.1">
          <table:table-cell table:style-name="Table3.A1" office:value-type="string">
            <text:p text:style-name="P14">4.</text:p>
          </table:table-cell>
          <table:table-cell table:style-name="Table3.A1" office:value-type="string">
            <text:p text:style-name="P18">Тестирование</text:p>
          </table:table-cell>
          <table:table-cell table:style-name="Table3.A1" office:value-type="string">
            <text:p text:style-name="P19">0</text:p>
          </table:table-cell>
        </table:table-row>
        <table:table-row table:style-name="Table3.1">
          <table:table-cell table:style-name="Table3.A1" office:value-type="string">
            <text:p text:style-name="P41">4.1</text:p>
          </table:table-cell>
          <table:table-cell table:style-name="Table3.A1" office:value-type="string">
            <text:p text:style-name="P18">Тестирование графического интерфейса</text:p>
          </table:table-cell>
          <table:table-cell table:style-name="Table3.A1" office:value-type="string">
            <text:p text:style-name="P19">0</text:p>
          </table:table-cell>
        </table:table-row>
        <table:table-row table:style-name="Table3.1">
          <table:table-cell table:style-name="Table3.A1" office:value-type="string">
            <text:p text:style-name="P41">4.2</text:p>
          </table:table-cell>
          <table:table-cell table:style-name="Table3.A1" office:value-type="string">
            <text:p text:style-name="P18">Тестирование кода алгоритма</text:p>
          </table:table-cell>
          <table:table-cell table:style-name="Table3.A1" office:value-type="string">
            <text:p text:style-name="P19">0</text:p>
          </table:table-cell>
        </table:table-row>
        <table:table-row table:style-name="Table3.1">
          <table:table-cell table:style-name="Table3.A1" office:value-type="string">
            <text:p text:style-name="P41">4.3</text:p>
          </table:table-cell>
          <table:table-cell table:style-name="Table3.A1" office:value-type="string">
            <text:p text:style-name="P18">…</text:p>
          </table:table-cell>
          <table:table-cell table:style-name="Table3.A1" office:value-type="string">
            <text:p text:style-name="P19">0</text:p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4">Заключение</text:p>
          </table:table-cell>
          <table:table-cell table:style-name="Table3.A1" office:value-type="string">
            <text:p text:style-name="P22">0</text:p>
          </table:table-cell>
        </table:table-row>
        <table:table-row table:style-name="Table3.1"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14">Список использованных источников</text:p>
          </table:table-cell>
          <table:table-cell table:style-name="Table3.A1" office:value-type="string">
            <text:p text:style-name="P22">0</text:p>
          </table:table-cell>
        </table:table-row>
        <table:table-row table:style-name="Table3.1"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18">Приложение А. Исходный код – только в электронном виде</text:p>
          </table:table-cell>
          <table:table-cell table:style-name="Table3.A1" office:value-type="string">
            <text:p text:style-name="P19">0</text:p>
          </table:table-cell>
        </table:table-row>
      </table:table>
      <text:p text:style-name="P11"/>
      <text:p text:style-name="P37">введение</text:p>
      <text:p text:style-name="P38"/>
      <text:p text:style-name="Times14_5f_РИО2">На вход программе подаётся карта руд — блоков разных видов, а также земли и целевой точки — портала. Передвижение между соединёнными рудами в 4-х направлениях является «бесплатным», назовём такие участки жилами. Передвижение же между ними по блокам земли обладаем стоимостью: 1 у.е. за один блок. Целью является за минимальную стоимость довести персонажа из начальной точки <draw:frame draw:style-name="fr1" draw:name="Объект2" text:anchor-type="as-char" svg:y="-0.152in" svg:width="0.4173in" svg:height="0.2in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в финальную.</text:p>
      <text:p text:style-name="Times14_5f_РИО2">Для решения задачи применяется алгоритм Дейкстры. В начале работы программы находятся все жилы, представленные на карте — они являются вершинами обрабатываемого графа. Затем ищутся тривиальные пути между всеми вершинами. На полученном полном графе запускается алгоритм Дейкстры, который находит наикротчайший путь между начальным местоположением персонажа и порталом, используя факт «бесплатного» прохождения внутри жил (путь улучшаются за счёт нахождения промежуточных жил).</text:p>
      <text:p text:style-name="P40"/>
      <text:h text:style-name="P44" text:outline-level="1">1. требования к программе</text:h>
      <text:h text:style-name="Heading_20_2" text:outline-level="2">1.1. Исходные Требования к программе</text:h>
      <text:h text:style-name="Heading_20_3" text:outline-level="3">1.1.1. Требования к входным данным</text:h>
      <text:p text:style-name="Times14_5f_РИО2">Рабочая карта <text:span text:style-name="T43">может быть получена 2-мя путями: через загрузку из файла JSON формата, указанного ниже, либо через генерацию случайно карты, путём нажания Edit-Generate.</text:span></text:p>
      <text:p text:style-name="Times14_5f_РИО2">Формат входного файла имеет вид JSON массива, где каждый элемент — клатка на поле, представленная в следующем виде:</text:p>
      <text:p text:style-name="Код">{</text:p>
      <text:p text:style-name="Код"><text:s text:c="8"/>"posX" : 0,</text:p>
      <text:p text:style-name="Код"><text:s text:c="8"/>"posY" : 0,</text:p>
      <text:p text:style-name="Код"><text:s text:c="8"/>"checked" : false,</text:p>
      <text:p text:style-name="Код"><text:s text:c="8"/>"ore" :</text:p>
      <text:p text:style-name="Код"><text:s text:c="12"/>{</text:p>
      <text:p text:style-name="Код"><text:s text:c="16"/>"imgFileName" : "ground.jpg",</text:p>
      <text:p text:style-name="Код"><text:s text:c="16"/>"oreType" : "GROUND"</text:p>
      <text:p text:style-name="Код"><text:s text:c="12"/>}</text:p>
      <text:p text:style-name="Код">},</text:p>
      <text:p text:style-name="P64"><text:tab/>Поля imgFileName и checked являются опциональными — они будут распознаны при десерелизации файла карты, однако, как будет отдельного отмечено далее, не участвуют в серелизации.</text:p>
      <text:h text:style-name="Heading_20_3" text:outline-level="3">1.1.2. Требования к визуализации</text:h>
      <text:p text:style-name="Times14_5f_РИО2"><text:span text:style-name="T44">Карта должна выводиться на экран и визуализировать различные виды руд, а также текущее местонахождение персонажа, если используется пошаговый режим или же итоговый путь в конце / при использовании опции Just Result.</text:span></text:p>
      <text:h text:style-name="Heading_20_3" text:outline-level="3">1.1.3. Требования к выходным данным</text:h>
      <text:p text:style-name="Standard"><text:tab/><text:span text:style-name="T44">Выходные данный аналогично представляются файлов формата JSON, данный в котором имеют следующий вид:</text:span></text:p>
      <text:p text:style-name="P65">{</text:p>
      <text:p text:style-name="P65"><text:s text:c="8"/>"posX" : 0,</text:p>
      <text:p text:style-name="P65"><text:s text:c="8"/>"posY" : 0,</text:p>
      <text:p text:style-name="P65"><text:s text:c="8"/>"ore" :</text:p>
      <text:p text:style-name="P65"><text:s text:c="12"/>{</text:p>
      <text:p text:style-name="P65"><text:s text:c="16"/>"oreType" : "GROUND"</text:p>
      <text:p text:style-name="P65"><text:s text:c="12"/>}</text:p>
      <text:p text:style-name="P65">},</text:p>
      <text:p text:style-name="P52"><text:soft-page-break/>Поля checked и <text:s/>imgFileName являются либо локально используемыми для алгоритма, либо неконстантыми, в случае названия файла для визуализации. Таким образом, в серелизации они участвовать не должны.</text:p>
      <text:h text:style-name="Heading_20_2" text:outline-level="2"><text:span text:style-name="T9">1.2. </text:span><text:span text:style-name="T24">Уточнение требований после</text:span><text:span text:style-name="T26"> </text:span><text:span text:style-name="T28">консультации</text:span><text:span text:style-name="T27"> с </text:span><text:span text:style-name="T28">преподавателем</text:span></text:h>
      <text:p text:style-name="P52">По итогу консультации с преподавателем были отмечены следующие замечания, учтённые в последующих версиях программы:</text:p>
      <text:list xml:id="list4143501679" text:style-name="L2">
        <text:list-item>
          <text:p text:style-name="P53">Неравномерное отображение линий разметки поля по горизонтали при выводе изображений с рудой. Было исправлено путём изменения форматирования вёрстки макета программы.</text:p>
        </text:list-item>
        <text:list-item>
          <text:p text:style-name="P53">В начальной версии формата входых данных содержалось название файлов с картинками, что являлось негибким решением, непозволяющем в будущем гибко менять текстуры приложения. Было исправлено, путём уточнения полей серелизации, как было описано ранее.</text:p>
        </text:list-item>
        <text:list-item>
          <text:p text:style-name="P53">Была выдвинута необходимость тестирования входных данных некоректность. Данное требование было удовлетворено путём использования механизма исключений и провода транзакции при <text:s/>считывании файла: в случае наличия некорректых значений, данные программы приводятся в начальное состояние, а <text:span text:style-name="T45">поле визуализации очищается.</text:span></text:p>
        </text:list-item>
      </text:list>
      <text:h text:style-name="P44" text:outline-level="1"><text:span text:style-name="T8">2</text:span><text:span text:style-name="T1">. План разработки и распределение ролей в бригаде</text:span></text:h>
      <text:h text:style-name="Heading_20_2" text:outline-level="2">2.1. План разработки</text:h>
      <text:p text:style-name="P55"><text:span text:style-name="T46">К 02.07.20 должны быть распределены роли между членами бригады, </text:span><text:span text:style-name="T33">определён функционал программы, создана начальная версия UML и прототип интерфейса.</text:span></text:p>
      <text:p text:style-name="P54"><text:span text:style-name="T32">К 04.07.20 должна быть создана разметка интерфейса с основным функциональными элементами, выполнены соединения с прототипами бизнес логики для реагирования на события.</text:span></text:p>
      <text:p text:style-name="P54"><text:span text:style-name="T32">К 06.07.20 должна быть разработана система загрузки и сохранения рабочих карт, их генерация, а также визуализация в интерфейсе программы. Также к данному этапу должны быть разработаны алгоритмы выделения жил на карте, а также нахождения весам рёбер между ними.</text:span></text:p>
      <text:p text:style-name="P54"><text:span text:style-name="T32">К 10.07.20 должен быть завершён алгоритм обработки карты (бекенд часть) с API для получения массива данных, подающихся визуализации. Также должны быть разработаны механизмы пошагового вывода результата и очистки рабочей области программы.</text:span></text:p>
      <text:p text:style-name="P54"><text:span text:style-name="T32">К 11.07.20 должно быть завершено соединение бизнес логики и GUI программы, проведено тестировани функциональных классов программы.</text:span></text:p>
      <text:h text:style-name="Heading_20_2" text:outline-level="2">2.2. Распределение ролей в бригаде</text:h>
      <text:list xml:id="list2400191578" text:style-name="L3">
        <text:list-item>
          <text:p text:style-name="P57"><text:span text:style-name="T47">Почаев Н.А. - лидер, фронтенд, документация, бэкенд функционирования </text:span><text:span text:style-name="T34">п</text:span><text:span text:style-name="T35">рограммы, тестирование</text:span><text:span text:style-name="T47">.</text:span></text:p>
        </text:list-item>
        <text:list-item>
          <text:p text:style-name="P56">Лисок М.А. - алгоритмист, <text:span text:style-name="T48">документация.</text:span></text:p>
        </text:list-item>
        <text:list-item>
          <text:p text:style-name="P56">Перелыгин Д.С. - <text:span text:style-name="T48">тестирование, реализация некоторых аспектов бэкенд.</text:span></text:p>
        </text:list-item>
      </text:list>
      <text:h text:style-name="P44" text:outline-level="1">3. Особенности реализации</text:h>
      <text:h text:style-name="P45" text:outline-level="2"><text:span text:style-name="T9">3.1. Структуры данных</text:span></text:h>
      <text:h text:style-name="Heading_20_2" text:outline-level="2"><text:span text:style-name="T24">3.2. Основные методы</text:span></text:h>
      <text:h text:style-name="P46" text:outline-level="2"><text:span text:style-name="T38">3.</text:span><text:span text:style-name="T40">3</text:span><text:span text:style-name="T38">. Особенности бэкенд, технологии и библиотеки</text:span></text:h>
      <text:p text:style-name="Times14_5f_РИО2">Как было отмечено ранее, сохранения и загрузка карт выполняется при помощи использования формата хранения текстовых данных — JSON. Для серилизации и десерилизации объектов клеток карты используется библиотека Google-GSON. В ней применяются специфичные методы, такие как, например, setPrettyPrinting() <text:span text:style-name="T49">используется для читабельного представления выходных данных JSON и excludeFieldsWithoutExposeAnnotation() для выбора полей, используемых для серилизации и десерелизации.</text:span></text:p>
      <text:p text:style-name="P58">Для визуализации используется платформа Java FX, а также встроенные технологии в виде формата разметки fxml и специализированных тегов CSS для стилизиции определённых элементов интерфейса. Для проектирования интерфейса также использовалась программа Scene Builder.</text:p>
      <text:p text:style-name="P58">Также в ходе работы, проводимой в программе IntelliJ IDEA было выполнено подключение специализированной библиотеки с аннотациями org.jetbrains.org.jetbrains для выполнения дополнительных проверок в ходе работы. Таких как, например, @NotNull, указывающих, что значения не должно принимать значение null.</text:p>
      <text:p text:style-name="P59">Для контроля зависимых библиотек, удобного доступа к ресурсам и автоматизированной сборки проекта используется фреймворк Maven. Он преднозначен для декларативного описания проекта. Также использования было обусловлено необходимостью ведения кроссплатформенной разработки - участники бригады работают на системах: Mac OS, Linux Manjaro и Windows 7.</text:p>
      <text:h text:style-name="P48" text:outline-level="2"><text:span text:style-name="T24">3.4. </text:span><text:span text:style-name="T37">О</text:span><text:span text:style-name="T38">собенности визуализации</text:span></text:h>
      <text:p text:style-name="P62">Как было отмечено ранее, для визуализации используетяся платформа Java FX. В данном проекте разметка основного окна находится в файле miner.fxml, а связь с бизнес логикой происходит посредством идентификатора id и класса Controller.</text:p>
      <text:p text:style-name="P63"><text:soft-page-break/><text:span text:style-name="T52">Основым объектов сцены визуализации является GridPane и фиксированными размерами клетки и выводом их границ. Через реальизованный класс ImageCell происходит маштабирование </text:span><text:span text:style-name="T36">изображения</text:span><text:span text:style-name="T52"> руд для визуализации.</text:span></text:p>
      <text:h text:style-name="P44" text:outline-level="1">4. тестирование</text:h>
      <text:h text:style-name="Heading_20_2" text:outline-level="2"><text:span text:style-name="T24">4.1. </text:span><text:span text:style-name="T37">Т</text:span><text:span text:style-name="T39">естирование алгоритма генерации карты</text:span></text:h>
      <text:h text:style-name="Heading_20_2" text:outline-level="2">4.2. <text:span text:style-name="T37">Т</text:span><text:span text:style-name="T39">естирование алгоритма нахождения жил в графе</text:span></text:h>
      <text:h text:style-name="P47" text:outline-level="2"><text:span text:style-name="T24">4.</text:span><text:span text:style-name="T25">3</text:span><text:span text:style-name="T24">. </text:span><text:span text:style-name="T37">Т</text:span><text:span text:style-name="T39">естирование алгоритма нахождения кратчайшего пути в графе</text:span></text:h>
      <text:h text:style-name="P47" text:outline-level="2"><text:span text:style-name="T39">4.4. </text:span><text:span text:style-name="T37">Т</text:span><text:span text:style-name="T39">естирование визуализации</text:span></text:h>
      <text:h text:style-name="P44" text:outline-level="1">заключение</text:h>
      <text:p text:style-name="P38"/>
      <text:p text:style-name="P50"/>
      <text:p text:style-name="P25"/>
      <text:h text:style-name="P44" text:outline-level="1">список использованных источников</text:h>
      <text:p text:style-name="P5"/>
      <text:list xml:id="list3775596096" text:style-name="L4">
        <text:list-item>
          <text:p text:style-name="P60">Шилдт Герберт. Java. Полное руководство.: Диалектика, <text:span text:style-name="T50">2018</text:span></text:p>
        </text:list-item>
        <text:list-item>
          <text:p text:style-name="P60">Pro JavaFX 8 - A Definitive Guide to Building Desktop, Mobile, and Embedded Java Clients / Weaver, J., Gao, W., Chin, S., Iverson, D., Vos, J.: <text:span text:style-name="T50">Apress, 2018</text:span></text:p>
        </text:list-item>
        <text:list-item>
          <text:p text:style-name="P60">Бхаргава Адитья. Грокаем алгоритмы. Иллюстрированное пособие для программистов и любопытствующих.: Питер, <text:span text:style-name="T50">2019</text:span></text:p>
        </text:list-item>
        <text:list-item>
          <text:p text:style-name="P60">Кент Бек. JUnit Pocket Guide.: <text:span text:style-name="T51">O`RELLY, 2014</text:span></text:p>
        </text:list-item>
        <text:list-item>
          <text:p text:style-name="P61"><text:span text:style-name="T51">Онлайн учебник по Java FX, URL: </text:span><text:a xlink:type="simple" xlink:href="https://o7planning.org/" text:style-name="Internet_20_link" text:visited-style-name="Visited_20_Internet_20_Link"><text:span text:style-name="T51">https://o7planning.org/</text:span></text:a><text:span text:style-name="T51"> (дата обращения: 06.08.2020)</text:span></text:p>
        </text:list-item>
      </text:list>
      <text:p text:style-name="P37">приложение А</text:p>
      <text:p text:style-name="P6">Название приложения</text:p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GTEestiPro" svg:font-family="GTEestiPro, arial, sans-serif"/>
    <style:font-face style:name="SFMono-Regular" svg:font-family="SFMono-Regular, Consolas, 'Liberation Mono', Menlo, monospace"/>
    <style:font-face style:name="arial" svg:font-family="arial, sans-serif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4pt" fo:language="ru" fo:country="RU" officeooo:rsid="003097d7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language="none" fo:country="none" fo:font-weight="bold" style:font-name-asian="Calibri" style:font-family-asian="Calibri" style:font-family-generic-asian="swiss" style:font-pitch-asian="variable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language="none" fo:country="none" fo:font-weight="bold" style:font-name-asian="Calibri" style:font-family-asian="Calibri" style:font-family-generic-asian="swiss" style:font-pitch-asian="variable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with-next="always"/>
      <style:text-properties fo:text-transform="uppercase" fo:font-size="14pt" fo:language="none" fo:country="none" fo:font-style="normal" fo:font-weight="bold" style:font-name-asian="Calibri" style:font-family-asian="Calibri" style:font-family-generic-asian="swiss" style:font-pitch-asian="variable" style:font-size-asian="14pt" style:font-style-asian="normal" style:font-weight-asian="bold" style:font-size-complex="14pt" style:font-style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39in" fo:margin-bottom="0in" loext:contextual-spacing="false" fo:line-height="150%" fo:keep-together="always" fo:text-indent="0.4925in" style:auto-text-indent="false" fo:keep-with-next="always"/>
      <style:text-properties style:use-window-font-color="true" style:font-name="Times New Roman" fo:font-family="'Times New Roman'" style:font-family-generic="roman" style:font-pitch="variable" fo:font-size="14pt" fo:language="none" fo:country="none" fo:font-weight="bold" style:font-name-asian="Calibri" style:font-family-asian="Calibri" style:font-family-generic-asian="swiss" style:font-pitch-asian="variable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line-height="150%" fo:keep-together="always" fo:keep-with-next="always"/>
      <style:text-properties style:use-window-font-color="true" style:font-name="Times New Roman" fo:font-family="'Times New Roman'" style:font-family-generic="roman" style:font-pitch="variable" fo:font-size="14pt" fo:language="none" fo:country="none" fo:font-weight="bold" officeooo:rsid="002fbc60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language="none" fo:country="none" fo:font-weight="bold" style:font-name-asian="Calibri" style:font-family-asian="Calibri" style:font-family-generic-asian="swiss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language="none" fo:country="none" fo:font-style="italic" fo:font-weight="bold" style:font-name-asian="Calibri" style:font-family-asian="Calibri" style:font-family-generic-asian="swiss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language="none" fo:country="non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language="none" fo:country="non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language="none" fo:country="none" fo:font-style="italic" style:font-name-asian="Calibri" style:font-family-asian="Calibri" style:font-family-generic-asian="swiss" style:font-pitch-asian="variable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 fo:language="none" fo:country="none" style:font-name-asian="Calibri" style:font-family-asian="Calibri" style:font-family-generic-asian="swiss" style:font-pitch-asian="variable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language="none" fo:country="none" fo:font-weight="bold" style:font-name-asian="Calibri" style:font-family-asian="Calibri" style:font-family-generic-asian="swiss" style:font-pitch-asian="variable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language="none" fo:country="none" fo:font-weight="bold" style:font-name-asian="Calibri" style:font-family-asian="Calibri" style:font-family-generic-asian="swiss" style:font-pitch-asian="variable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  <style:text-properties fo:language="none" fo:country="none" style:font-name-asian="Calibri" style:font-family-asian="Calibri" style:font-family-generic-asian="swiss" style:font-pitch-asian="variabl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text-properties fo:language="none" fo:country="none" style:font-name-asian="Calibri" style:font-family-asian="Calibri" style:font-family-generic-asian="swiss" style:font-pitch-asian="variabl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style:font-name="Arial" fo:font-family="Arial" style:font-family-generic="swiss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size-complex="10pt" style:language-complex="ar" style:country-complex="SA"/>
    </style:style>
    <style:style style:name="Header" style:family="paragraph" style:parent-style-name="Standard" style:class="extra">
      <style:text-properties fo:language="none" fo:country="none" style:font-name-asian="Calibri" style:font-family-asian="Calibri" style:font-family-generic-asian="swiss" style:font-pitch-asian="variable"/>
    </style:style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/>
      <style:text-properties fo:color="#000000" style:font-name="Arial" fo:font-family="Arial" style:font-family-generic="swiss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text-align="justify" style:justify-single-word="false" fo:orphans="0" fo:widows="0" fo:background-color="#ffffff"/>
      <style:text-properties fo:font-size="10pt" fo:language="none" fo:country="none" style:font-name-asian="Calibri" style:font-family-asian="Calibri" style:font-family-generic-asian="swiss" style:font-pitch-asian="variable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fo:language="none" fo:country="none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fo:language="none" fo:country="none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fo:language="none" fo:country="none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fo:language="none" fo:country="none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Код" style:family="paragraph" style:parent-style-name="Standard">
      <style:text-properties style:font-name="Courier New1" fo:font-family="'Courier New'" style:font-family-generic="modern" style:font-pitch="fixed" fo:font-size="12pt" style:font-size-asian="12pt" style:font-size-complex="12pt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3937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ПРОЕКТ ЛЭТИ</dc:title>
    <dc:subject/>
    <meta:keyword/>
    <dc:description/>
    <meta:initial-creator>SAP</meta:initial-creator>
    <meta:creation-date>2015-11-10T19:53:00</meta:creation-date>
    <dc:date>2020-07-10T13:03:30.709111644</dc:date>
    <meta:print-date>2015-07-17T12:06:00</meta:print-date>
    <meta:editing-cycles>38</meta:editing-cycles>
    <meta:editing-duration>PT3H13M44S</meta:editing-duration>
    <meta:generator>LibreOffice/6.3.6.2$Linux_X86_64 LibreOffice_project/30$Build-2</meta:generator>
    <meta:document-statistic meta:table-count="3" meta:image-count="0" meta:object-count="2" meta:page-count="14" meta:paragraph-count="172" meta:word-count="1283" meta:character-count="9556" meta:non-whitespace-character-count="8286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n>0,0</mn>
      </mrow>
      <mo fence="true" stretchy="false">)</mo>
    </mrow>
    <annotation encoding="StarMath 5.0">(0,0)</annotation>
  </semantics>
</math>
</file>

<file path=Object 2/content.xml><?xml version="1.0" encoding="utf-8"?>
<math xmlns="http://www.w3.org/1998/Math/MathML" display="block">
  <semantics>
    <mrow>
      <mo fence="true" stretchy="false">(</mo>
      <mrow>
        <mn>0,0</mn>
      </mrow>
      <mo fence="true" stretchy="false">)</mo>
    </mrow>
    <annotation encoding="StarMath 5.0">(0,0)</annotation>
  </semantics>
</math>
</file>